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&#10;&#9;&#9;&#9;&#9;&#9;&#9;Title&#10;&#9;&#9;&#9;&#9;&#9;">Drupal GIt workshop</text:p>
      <text:h text:style-name="Heading_20_1" text:outline-level="1">Agenda</text:h>
      <text:h text:style-name="Heading_20_2" text:outline-level="2">Intro to VC and DVC</text:h>
      <text:h text:style-name="Heading_20_3" text:outline-level="3">VC</text:h>
      <text:h text:style-name="Heading_20_4" text:outline-level="4">Uses</text:h>
      <text:h text:style-name="Heading_20_5" text:outline-level="5">Revert changes</text:h>
      <text:h text:style-name="Heading_20_5" text:outline-level="5">Change tracking</text:h>
      <text:h text:style-name="Heading_20_5" text:outline-level="5">Support multiple changes</text:h>
      <text:h text:style-name="Heading_20_5" text:outline-level="5">Forensic analysis</text:h>
      <text:h text:style-name="Heading_20_5" text:outline-level="5">Audit</text:h>
      <text:h text:style-name="Heading_20_5" text:outline-level="5">Backup</text:h>
      <text:h text:style-name="Heading_20_6" text:outline-level="6">Not what VC is meant for</text:h>
      <text:h text:style-name="Heading_20_6" text:outline-level="6">Depends on your workflow if this works</text:h>
      <text:h text:style-name="Heading_20_4" text:outline-level="4">Core concepts</text:h>
      <text:h text:style-name="Heading_20_5" text:outline-level="5">Version</text:h>
      <text:h text:style-name="Heading_20_6" text:outline-level="6">Usually numeric</text:h>
      <text:h text:style-name="Heading_20_6" text:outline-level="6">Used to differencete one change from it's ancerters and succorros</text:h>
      <text:h text:style-name="Heading_20_6" text:outline-level="6">In previous tools versions are specific to an item</text:h>
      <text:h text:style-name="Heading_20_6" text:outline-level="6">Modern tools use a unique version for the each commit</text:h>
      <text:h text:style-name="Heading_20_7" text:outline-level="7">A version will refer ALL items in the repo</text:h>
      <text:h text:style-name="Heading_20_6" text:outline-level="6">Many tools use version numbers to represent branches as well</text:h>
      <text:h text:style-name="Heading_20_7" text:outline-level="7">e.g.</text:h>
      <text:h text:style-name="Heading_20_8" text:outline-level="8">1.0</text:h>
      <text:h text:style-name="Heading_20_9" text:outline-level="9">1st change on master</text:h>
      <text:h text:style-name="Heading_20_8" text:outline-level="8">2.0</text:h>
      <text:h text:style-name="Heading_20_9" text:outline-level="9">2nd change on master</text:h>
      <text:h text:style-name="Heading_20_9" text:outline-level="9">2.1.1</text:h>
      <text:h text:style-name="Heading_20_10" text:outline-level="10">1st change on 1st branch of 2nd revision of master</text:h>
      <text:h text:style-name="Heading_20_9" text:outline-level="9">2.1.2</text:h>
      <text:h text:style-name="Heading_20_10" text:outline-level="10">2.1.2.1.1</text:h>
      <text:h text:style-name="Heading_20_10" text:outline-level="10">2.1.2.1.2</text:h>
      <text:h text:style-name="Heading_20_9" text:outline-level="9">2.1.3</text:h>
      <text:h text:style-name="Heading_20_7" text:outline-level="7">It's confusing</text:h>
      <text:h text:style-name="Heading_20_7" text:outline-level="7">Common error is to only add 1 .dot level on branch -- needs 2</text:h>
      <text:h text:style-name="Heading_20_7" text:outline-level="7">New tools use a different name space for revisons and branches</text:h>
      <text:h text:style-name="Heading_20_8" text:outline-level="8">But tow commits on a repo will never have same number, even on different branches</text:h>
      <text:h text:style-name="Heading_20_5" text:outline-level="5">Tag</text:h>
      <text:h text:style-name="Heading_20_5" text:outline-level="5">Branch</text:h>
      <text:h text:style-name="Heading_20_5" text:outline-level="5">Log</text:h>
      <text:h text:style-name="Heading_20_5" text:outline-level="5">File locks</text:h>
      <text:h text:style-name="Heading_20_5" text:outline-level="5">Work area and repo</text:h>
      <text:h text:style-name="Heading_20_5" text:outline-level="5">Commit bit</text:h>
      <text:h text:style-name="Heading_20_3" text:outline-level="3">Git as DVCS</text:h>
      <text:h text:style-name="Heading_20_4" text:outline-level="4">Every work area has a repo</text:h>
      <text:h text:style-name="Heading_20_4" text:outline-level="4">Every developer has commit bit</text:h>
      <text:h text:style-name="Heading_20_4" text:outline-level="4">All repos are equal</text:h>
      <text:h text:style-name="Heading_20_5" text:outline-level="5">Logical hiercachies are important</text:h>
      <text:h text:style-name="Heading_20_4" text:outline-level="4">Peer to peer sync</text:h>
      <text:h text:style-name="Heading_20_4" text:outline-level="4">Cheap branching and merging</text:h>
      <text:h text:style-name="Heading_20_2" text:outline-level="2">Intro to Git</text:h>
      <text:h text:style-name="Heading_20_3" text:outline-level="3">git config</text:h>
      <text:h text:style-name="Heading_20_4" text:outline-level="4">name</text:h>
      <text:h text:style-name="Heading_20_4" text:outline-level="4">email</text:h>
      <text:h text:style-name="Heading_20_4" text:outline-level="4">crlf</text:h>
      <text:h text:style-name="Heading_20_3" text:outline-level="3">git init</text:h>
      <text:h text:style-name="Heading_20_4" text:outline-level="4">ls -A</text:h>
      <text:h text:style-name="Heading_20_5" text:outline-level="5">GIt uses file based DB</text:h>
      <text:h text:style-name="Heading_20_5" text:outline-level="5">highly efficient and reliable</text:h>
      <text:h text:style-name="Heading_20_4" text:outline-level="4">bare</text:h>
      <text:h text:style-name="Heading_20_3" text:outline-level="3">git status</text:h>
      <text:h text:style-name="Heading_20_3" text:outline-level="3">git add .</text:h>
      <text:h text:style-name="Heading_20_4" text:outline-level="4">The git Index</text:h>
      <text:h text:style-name="Heading_20_3" text:outline-level="3">the ,gitignore file</text:h>
      <text:h text:style-name="Heading_20_3" text:outline-level="3">git commit</text:h>
      <text:h text:style-name="Heading_20_3" text:outline-level="3">git log</text:h>
      <text:h text:style-name="Heading_20_3" text:outline-level="3">git branch</text:h>
      <text:h text:style-name="Heading_20_3" text:outline-level="3">git merge</text:h>
      <text:h text:style-name="Heading_20_3" text:outline-level="3">git rebase</text:h>
      <text:h text:style-name="Heading_20_2" text:outline-level="2">Practice local workflow</text:h>
      <text:h text:style-name="Heading_20_3" text:outline-level="3">Init/add/commit</text:h>
      <text:h text:style-name="Heading_20_3" text:outline-level="3">branch</text:h>
      <text:h text:style-name="Heading_20_3" text:outline-level="3">hack hack</text:h>
      <text:h text:style-name="Heading_20_3" text:outline-level="3">add + commit</text:h>
      <text:h text:style-name="Heading_20_3" text:outline-level="3">Merge</text:h>
      <text:h text:style-name="Heading_20_3" text:outline-level="3">rebase</text:h>
      <text:h text:style-name="Heading_20_2" text:outline-level="2">Intro to GitHub</text:h>
      <text:h text:style-name="Heading_20_3" text:outline-level="3">Git networking concepts</text:h>
      <text:h text:style-name="Heading_20_4" text:outline-level="4">ssh</text:h>
      <text:h text:style-name="Heading_20_4" text:outline-level="4">https</text:h>
      <text:h text:style-name="Heading_20_4" text:outline-level="4">git pull</text:h>
      <text:h text:style-name="Heading_20_4" text:outline-level="4">git sync</text:h>
      <text:h text:style-name="Heading_20_4" text:outline-level="4">git push</text:h>
      <text:h text:style-name="Heading_20_3" text:outline-level="3">Other hosting options</text:h>
      <text:h text:style-name="Heading_20_4" text:outline-level="4">Gitorious</text:h>
      <text:h text:style-name="Heading_20_4" text:outline-level="4">Your own</text:h>
      <text:h text:style-name="Heading_20_4" text:outline-level="4">Google</text:h>
      <text:h text:style-name="Heading_20_4" text:outline-level="4">sf.net</text:h>
      <text:h text:style-name="Heading_20_3" text:outline-level="3">Web Interface</text:h>
      <text:h text:style-name="Heading_20_3" text:outline-level="3">Workflow</text:h>
      <text:h text:style-name="Heading_20_4" text:outline-level="4">Fork a project</text:h>
      <text:h text:style-name="Heading_20_4" text:outline-level="4">git clone</text:h>
      <text:h text:style-name="Heading_20_4" text:outline-level="4">git remote add upstream</text:h>
      <text:h text:style-name="Heading_20_4" text:outline-level="4">git branch</text:h>
      <text:h text:style-name="Heading_20_4" text:outline-level="4">hack hack</text:h>
      <text:h text:style-name="Heading_20_4" text:outline-level="4">git push</text:h>
      <text:h text:style-name="Heading_20_4" text:outline-level="4">pull request</text:h>
      <text:h text:style-name="Heading_20_2" text:outline-level="2">Practice GitHub workflow</text:h>
      <text:h text:style-name="Heading_20_1" text:outline-level="1">Details</text:h>
      <text:list text:style-name="L1">
        <text:list-item>
          <text:p text:style-name="&#10;&#9;&#9;&#9;&#9;&#9;&#9;&#9;&#9;&#9;&#9;Standard&#10;&#9;&#9;&#9;&#9;&#9;&#9;&#9;&#9;&#9;">Objectives</text:p>
          <text:list text:style-name="L1">
            <text:list-item>
              <text:p text:style-name="&#10;&#9;&#9;&#9;&#9;&#9;&#9;&#9;&#9;&#9;&#9;Standard&#10;&#9;&#9;&#9;&#9;&#9;&#9;&#9;&#9;&#9;">Understand basic DVC principles and terminology</text:p>
            </text:list-item>
          </text:list>
          <text:list text:style-name="L1">
            <text:list-item>
              <text:p text:style-name="&#10;&#9;&#9;&#9;&#9;&#9;&#9;&#9;&#9;&#9;&#9;Standard&#10;&#9;&#9;&#9;&#9;&#9;&#9;&#9;&#9;&#9;">Practise some git commands</text:p>
            </text:list-item>
          </text:list>
          <text:list text:style-name="L1">
            <text:list-item>
              <text:p text:style-name="&#10;&#9;&#9;&#9;&#9;&#9;&#9;&#9;&#9;&#9;&#9;Standard&#10;&#9;&#9;&#9;&#9;&#9;&#9;&#9;&#9;&#9;">Understand distributed git workflow using GitHub</text:p>
            </text:list-item>
          </text:list>
        </text:list-item>
      </text:list>
      <text:list text:style-name="L1">
        <text:list-item>
          <text:p text:style-name="&#10;&#9;&#9;&#9;&#9;&#9;&#9;&#9;&#9;&#9;&#9;Standard&#10;&#9;&#9;&#9;&#9;&#9;&#9;&#9;&#9;&#9;">
      Publicity Works<text:line-break/>139 Queensberry St<text:line-break/>Carlton South VIC 3053
    </text:p>
        </text:list-item>
      </text:list>
      <text:list text:style-name="L1">
        <text:list-item>
          <text:p text:style-name="&#10;&#9;&#9;&#9;&#9;&#9;&#9;&#9;&#9;&#9;&#9;Standard&#10;&#9;&#9;&#9;&#9;&#9;&#9;&#9;&#9;&#9;">18:00 - 20:00 9/Nov/2010</text:p>
        </text:list-item>
      </text:list>
      <text:list text:style-name="L1">
        <text:list-item>
          <text:p text:style-name="&#10;&#9;&#9;&#9;&#9;&#9;&#9;&#9;&#9;&#9;&#9;Standard&#10;&#9;&#9;&#9;&#9;&#9;&#9;&#9;&#9;&#9;">Website</text:p>
        </text:list-item>
      </text:list>
      <text:h text:style-name="Heading_20_1" text:outline-level="1">Pre-req</text:h>
      <text:list text:style-name="L1">
        <text:list-item>
          <text:p text:style-name="&#10;&#9;&#9;&#9;&#9;&#9;&#9;&#9;&#9;&#9;&#9;Standard&#10;&#9;&#9;&#9;&#9;&#9;&#9;&#9;&#9;&#9;">Git installed</text:p>
        </text:list-item>
      </text:list>
      <text:list text:style-name="L1">
        <text:list-item>
          <text:p text:style-name="&#10;&#9;&#9;&#9;&#9;&#9;&#9;&#9;&#9;&#9;&#9;Standard&#10;&#9;&#9;&#9;&#9;&#9;&#9;&#9;&#9;&#9;">Git Hub account</text:p>
          <text:list text:style-name="L1">
            <text:list-item>
              <text:p text:style-name="&#10;&#9;&#9;&#9;&#9;&#9;&#9;&#9;&#9;&#9;&#9;Standard&#10;&#9;&#9;&#9;&#9;&#9;&#9;&#9;&#9;&#9;">ssh key installed</text:p>
            </text:list-item>
          </text:list>
        </text:list-item>
      </text:list>
      <text:h text:style-name="Heading_20_1" text:outline-level="1">
      Resources and
    
      further reading
    </text:h>
      <text:h text:style-name="Heading_20_1" text:outline-level="1">Excluded topics</text:h>
      <text:list text:style-name="L1">
        <text:list-item>
          <text:p text:style-name="&#10;&#9;&#9;&#9;&#9;&#9;&#9;&#9;&#9;&#9;&#9;Standard&#10;&#9;&#9;&#9;&#9;&#9;&#9;&#9;&#9;&#9;">.git/config</text:p>
        </text:list-item>
      </text:list>
      <text:list text:style-name="L1">
        <text:list-item>
          <text:p text:style-name="&#10;&#9;&#9;&#9;&#9;&#9;&#9;&#9;&#9;&#9;&#9;Standard&#10;&#9;&#9;&#9;&#9;&#9;&#9;&#9;&#9;&#9;">Git patch support</text:p>
        </text:list-item>
      </text:list>
      <text:list text:style-name="L1">
        <text:list-item>
          <text:p text:style-name="&#10;&#9;&#9;&#9;&#9;&#9;&#9;&#9;&#9;&#9;&#9;Standard&#10;&#9;&#9;&#9;&#9;&#9;&#9;&#9;&#9;&#9;">Server setup</text:p>
        </text:list-item>
      </text:list>
      <text:h text:style-name="Heading_20_1" text:outline-level="1">TODO</text:h>
      <text:list text:style-name="L1">
        <text:list-item>
          <text:p text:style-name="&#10;&#9;&#9;&#9;&#9;&#9;&#9;&#9;&#9;&#9;&#9;Standard&#10;&#9;&#9;&#9;&#9;&#9;&#9;&#9;&#9;&#9;">Find a website to post</text:p>
        </text:list-item>
      </text:list>
      <text:list text:style-name="L1">
        <text:list-item>
          <text:p text:style-name="&#10;&#9;&#9;&#9;&#9;&#9;&#9;&#9;&#9;&#9;&#9;Standard&#10;&#9;&#9;&#9;&#9;&#9;&#9;&#9;&#9;&#9;">Update demo scripts</text:p>
        </text:list-item>
      </text:list>
      <text:list text:style-name="L1">
        <text:list-item>
          <text:p text:style-name="&#10;&#9;&#9;&#9;&#9;&#9;&#9;&#9;&#9;&#9;&#9;Standard&#10;&#9;&#9;&#9;&#9;&#9;&#9;&#9;&#9;&#9;">Add resources</text:p>
        </text:list-item>
      </text:list>
      <text:list text:style-name="L1">
        <text:list-item>
          <text:p text:style-name="&#10;&#9;&#9;&#9;&#9;&#9;&#9;&#9;&#9;&#9;&#9;Standard&#10;&#9;&#9;&#9;&#9;&#9;&#9;&#9;&#9;&#9;">Get practice exercise</text:p>
        </text:list-item>
      </text:list>
      <text:h text:style-name="Heading_20_1" text:outline-level="1">Sound bites</text:h>
      <text:list text:style-name="L1">
        <text:list-item>
          <text:p text:style-name="&#10;&#9;&#9;&#9;&#9;&#9;&#9;&#9;&#9;&#9;&#9;Standard&#10;&#9;&#9;&#9;&#9;&#9;&#9;&#9;&#9;&#9;">The key to succesful git use is the same as TDD</text:p>
          <text:list text:style-name="L1">
            <text:list-item>
              <text:p text:style-name="&#10;&#9;&#9;&#9;&#9;&#9;&#9;&#9;&#9;&#9;&#9;Standard&#10;&#9;&#9;&#9;&#9;&#9;&#9;&#9;&#9;&#9;">1) Understand what is going on</text:p>
            </text:list-item>
          </text:list>
          <text:list text:style-name="L1">
            <text:list-item>
              <text:p text:style-name="&#10;&#9;&#9;&#9;&#9;&#9;&#9;&#9;&#9;&#9;&#9;Standard&#10;&#9;&#9;&#9;&#9;&#9;&#9;&#9;&#9;&#9;">2) Reduce to a trivial process</text:p>
            </text:list-item>
          </text:list>
          <text:list text:style-name="L1">
            <text:list-item>
              <text:p text:style-name="&#10;&#9;&#9;&#9;&#9;&#9;&#9;&#9;&#9;&#9;&#9;Standard&#10;&#9;&#9;&#9;&#9;&#9;&#9;&#9;&#9;&#9;">3) Follow the process without to much thinking</text:p>
            </text:list-item>
          </text:list>
          <text:list text:style-name="L1">
            <text:list-item>
              <text:p text:style-name="&#10;&#9;&#9;&#9;&#9;&#9;&#9;&#9;&#9;&#9;&#9;Standard&#10;&#9;&#9;&#9;&#9;&#9;&#9;&#9;&#9;&#9;">4) But sometimes you need to fix problems outside the box</text:p>
            </text:list-item>
          </text:list>
        </text:list-item>
      </text:list>
      <text:list text:style-name="L1">
        <text:list-item>
          <text:p text:style-name="&#10;&#9;&#9;&#9;&#9;&#9;&#9;&#9;&#9;&#9;&#9;Standard&#10;&#9;&#9;&#9;&#9;&#9;&#9;&#9;&#9;&#9;">Git is like a swiss army knife with REALLY sharp blades</text:p>
          <text:list text:style-name="L1">
            <text:list-item>
              <text:p text:style-name="&#10;&#9;&#9;&#9;&#9;&#9;&#9;&#9;&#9;&#9;&#9;Standard&#10;&#9;&#9;&#9;&#9;&#9;&#9;&#9;&#9;&#9;">1) It's easy to cut yourself</text:p>
            </text:list-item>
          </text:list>
          <text:list text:style-name="L1">
            <text:list-item>
              <text:p text:style-name="&#10;&#9;&#9;&#9;&#9;&#9;&#9;&#9;&#9;&#9;&#9;Standard&#10;&#9;&#9;&#9;&#9;&#9;&#9;&#9;&#9;&#9;">2) There is a build in kit to patch yourself up</text:p>
            </text:list-item>
          </text:list>
        </text:list-item>
      </text:list>
    </office:text>
  </office:body>
</office:document-content>
</file>

<file path=styles.xml><?xml version="1.0" encoding="utf-8"?>
<!--
/*Freeplane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